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2023-01-11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2019-12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2014-11-19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2011-11-08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2009-11-16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2001-11-13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037</text:p>
          </table:table-cell>
          <table:table-cell office:value-type="string" calcext:value-type="string">
            <text:p>1996-11-20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008" calcext:value-type="float">
            <text:p>24.82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